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  <style:style style:family="text" style:name="T4">
      <style:text-properties officeooo:rsid="002cf92b"/>
    </style:style>
    <style:style style:family="text" style:name="T5">
      <style:text-properties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Me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4:11:16.356595748</dc:date>
    <meta:editing-duration>PT21H17M24S</meta:editing-duration>
    <meta:editing-cycles>39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49" meta:non-whitespace-character-count="123"/>
  </office:meta>
</office:document-meta>
</file>